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3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3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lexei Znamensky</text:p>
      <text:p text:style-name="P2">Curriculum Vitæ / Resumé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ontact</text:p>
          </table:table-cell>
          <table:table-cell table:style-name="Table1.B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9">Address</text:p>
          </table:table-cell>
          <table:table-cell table:style-name="Table1.B1" office:value-type="string">
            <text:p text:style-name="P22">Rua Campos Salles, 2535, casa 82 – V. Faustina I</text:p>
            <text:p text:style-name="P21">13272-350 Valinhos-SP</text:p>
            <text:p text:style-name="P21">BRAZIL</text:p>
          </table:table-cell>
        </table:table-row>
        <table:table-row table:style-name="Table1.1">
          <table:table-cell table:style-name="Table1.A1" office:value-type="string">
            <text:p text:style-name="P9">Mobile Phone</text:p>
          </table:table-cell>
          <table:table-cell table:style-name="Table1.B1" office:value-type="string">
            <text:p text:style-name="P24">+55 11 98978 7374</text:p>
          </table:table-cell>
        </table:table-row>
        <table:table-row table:style-name="Table1.1">
          <table:table-cell table:style-name="Table1.A1" office:value-type="string">
            <text:p text:style-name="P9">E-mail/MSN/GTalk</text:p>
          </table:table-cell>
          <table:table-cell table:style-name="Table1.B1" office:value-type="string">
            <text:p text:style-name="P24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8">LinkedIn</text:p>
          </table:table-cell>
          <table:table-cell table:style-name="Table1.B5" office:value-type="string">
            <text:p text:style-name="P30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8">Skills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9">Management</text:p>
          </table:table-cell>
          <table:table-cell table:style-name="Table1.B1" office:value-type="string">
            <text:p text:style-name="P23">Proven capacity for leadership and team working</text:p>
            <text:p text:style-name="P24">2+ years of experience as a manager</text:p>
            <text:p text:style-name="P24">Conflict Management</text:p>
            <text:p text:style-name="P24">Inspiring motivation</text:p>
          </table:table-cell>
        </table:table-row>
        <table:table-row table:style-name="Table1.1">
          <table:table-cell table:style-name="Table1.A1" office:value-type="string">
            <text:p text:style-name="P9">Process Management</text:p>
          </table:table-cell>
          <table:table-cell table:style-name="Table1.B1" office:value-type="string">
            <text:p text:style-name="P23">Discovery of Business Processes for documentation and automation</text:p>
            <text:p text:style-name="P23">Development of BPM based solutions</text:p>
            <text:p text:style-name="P23">Deployment of BPM solutions using IBM BPM suite</text:p>
          </table:table-cell>
        </table:table-row>
        <table:table-row table:style-name="Table1.1">
          <table:table-cell table:style-name="Table1.A1" office:value-type="string">
            <text:p text:style-name="P9">System Administration</text:p>
          </table:table-cell>
          <table:table-cell table:style-name="Table1.B1" office:value-type="string">
            <text:p text:style-name="P23">Experience installing, configuring and managing:</text:p>
            <text:p text:style-name="P23">● IBM Business Process Manager 7.5.x</text:p>
            <text:p text:style-name="P23">● WebSphere Application Server v5, v6.x and v7</text:p>
            <text:p text:style-name="P23">● WebSphere Portal Server v6.0 e v6.1</text:p>
            <text:p text:style-name="P23">● IBM DB2 Enterprise Server v8 e v9 on Unix/Linux</text:p>
            <text:p text:style-name="P23">Experience assessing and tuning performance</text:p>
            <text:p text:style-name="P24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10">Development</text:p>
          </table:table-cell>
          <table:table-cell table:style-name="Table1.B1" office:value-type="string">
            <text:p text:style-name="P6">Discovery, modeling and implementation of business processes using IBM BPM v7.5.1</text:p>
            <text:p text:style-name="P6">Solid background in Object Oriented Programming</text:p>
            <text:p text:style-name="P5">10+ years of experience with Java platform</text:p>
            <text:p text:style-name="P5">9 years of experience with Java Enterprise platform</text:p>
            <text:p text:style-name="P5">Good understanding of the best-practices in development, including Design-Patterns, Component programming</text:p>
            <text:p text:style-name="P5">Fair experience with SCM tooling: git, CVS, Rational ClearCase &amp; Rational ClearQuest</text:p>
            <text:p text:style-name="P5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9">Training</text:p>
          </table:table-cell>
          <table:table-cell table:style-name="Table1.B1" office:value-type="string">
            <text:p text:style-name="P24">8+ years of experience in training</text:p>
            <text:p text:style-name="P23">Main courses taught: </text:p>
            <text:p text:style-name="P23">● WebSphere Application Server, v4/v5/v6</text:p>
            <text:p text:style-name="P23">● WSAD v5, Java courses</text:p>
            <text:p text:style-name="P23">● Linux courses</text:p>
            <text:p text:style-name="P23">Development of course material</text:p>
          </table:table-cell>
        </table:table-row>
        <text:soft-page-break/>
        <table:table-row table:style-name="Table1.1">
          <table:table-cell table:style-name="Table1.A1" office:value-type="string">
            <text:p text:style-name="P9">Languages</text:p>
          </table:table-cell>
          <table:table-cell table:style-name="Table1.B1" office:value-type="string">
            <text:p text:style-name="P6">Portuguese: Fluent (native)</text:p>
            <text:p text:style-name="P5">English: Fluent (reading, writing, speaking)</text:p>
            <text:p text:style-name="P23">Spanish: Intermediate (reading, speaking)</text:p>
            <text:p text:style-name="P23">German: Beginner (reading, speaking)</text:p>
            <text:p text:style-name="P23">French: Beginner (reading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Experience</text:p>
          </table:table-cell>
          <table:table-cell table:style-name="Table1.B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4">Movile</text:p>
            <text:p text:style-name="P31">Production Support Manager</text:p>
            <text:p text:style-name="P17">Campinas, SP (Oct/2012 – to date)</text:p>
          </table:table-cell>
          <table:table-cell table:style-name="Table1.B1" office:value-type="string">
            <text:p text:style-name="P19">Responsible for a team of 6 Support specialists plus an outsourced service that provides Level 1 support for Movile.</text:p>
            <text:p text:style-name="P19">Responsible for bringing the area to a new stantard of quality in services and processes.</text:p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31">Senior IT Specialist</text:p>
            <text:p text:style-name="P15">São Paulo, SP (Mar/2011 – Sep/2012)</text:p>
          </table:table-cell>
          <table:table-cell table:style-name="Table1.B1" office:value-type="string">
            <text:p text:style-name="P19">Provided consulting services for a number of different clients, primarily on BPM solutions, in and around IBM Business Process Manager v7.5.1 and its underlying WebSphere Application Server infrastructure: from installation, to configuration advice and performance analysis, to troubleshooting and problem determination.</text:p>
            <text:p text:style-name="P19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14">Cognizant Tech Solutions</text:p>
            <text:p text:style-name="P16">Senior Support Analyst</text:p>
            <text:p text:style-name="P17">São Paulo, SP (Nov/2009 – Mar/2011)</text:p>
          </table:table-cell>
          <table:table-cell table:style-name="Table1.B1" office:value-type="string">
            <text:p text:style-name="P19">Was allocated full-time at Avon Cosmetics Brazil as an administrator for Development, QA and Production WebSphere App Servers V5 through V7, in a number of platforms: Solaris, AIX, Linux and Windows, plus provide support for Dev team.</text:p>
            <text:p text:style-name="P19">I also assisted the IT department in establishing ground rules and procedures for the infrastructure group.</text:p>
            <text:p text:style-name="P19">Additionally, assisted the UNIX administrator by starting the implementation of an automated system configuration engine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31">Senior IT Specialist</text:p>
            <text:p text:style-name="P15">Hortolândia, SP (Apr/2005 – Nov/2009)</text:p>
          </table:table-cell>
          <table:table-cell table:style-name="Table1.B1" office:value-type="string">
            <text:p text:style-name="P19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were off-shore initiatives within IBM, involving international teams in Brazil, USA, India and Europe.</text:p>
            <text:p text:style-name="P18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4">Elosoft Informática LTDA</text:p>
            <text:p text:style-name="P31">J2EE Consultant</text:p>
            <text:p text:style-name="P15">Blumenau, SC (May/2004 – Apr/2005)</text:p>
          </table:table-cell>
          <table:table-cell table:style-name="Table1.B1" office:value-type="string">
            <text:p text:style-name="P19">Development of a J2EE application using a MDA technology enabled tool.</text:p>
          </table:table-cell>
        </table:table-row>
        <text:soft-page-break/>
        <table:table-row table:style-name="Table1.1">
          <table:table-cell table:style-name="Table1.A1" office:value-type="string">
            <text:p text:style-name="P14">Instituto Brasileiro de</text:p>
            <text:p text:style-name="P13">Tecnologia Avançada (IBTA)</text:p>
            <text:p text:style-name="P31">Training Program Manager</text:p>
            <text:p text:style-name="P15">São Paulo, SP (Dec/2001 – May/2004)</text:p>
          </table:table-cell>
          <table:table-cell table:style-name="Table1.B1" office:value-type="string">
            <text:p text:style-name="P19">Manager responsible for three training areas, namely Linux, Java and e-business, taking care of technical, logistics and financial aspects. Assisted achieving partnerships with big players of the market, including Sun and IBM.</text:p>
            <text:p text:style-name="P18">Leaded a team with 10 people, and also taught many different courses, including:</text:p>
            <text:p text:style-name="P18">● SUN - SL110 Java Programming for Beginners;</text:p>
            <text:p text:style-name="P18">● SUN - SL275 Java Programming Language;</text:p>
            <text:p text:style-name="P18">● IBM - WF311 Servlet &amp; JSP Development with WSAD v5.x;</text:p>
            <text:p text:style-name="P18">● IBM - WF351 EJB Development with WSAD v5;</text:p>
            <text:p text:style-name="P18">● IBM - WF381 WebSphere App Server Administration v5</text:p>
            <text:p text:style-name="P18">Developed training material on Linux and Java. The Linux material was later used as official training material 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4">Spectrum Engenharia LTDA</text:p>
            <text:p text:style-name="P15">System Analyst</text:p>
            <text:p text:style-name="P15">São Paulo, SP (Abr/2001 - Nov/2001)</text:p>
          </table:table-cell>
          <table:table-cell table:style-name="Table1.B1" office:value-type="string">
            <text:p text:style-name="P19">Open-Source systems integration</text:p>
            <text:p text:style-name="P18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14">SQA</text:p>
            <text:p text:style-name="P15">J2EE Programmer</text:p>
            <text:p text:style-name="P15">São Paulo, SP (Abr/2000 – Mar/2001)</text:p>
          </table:table-cell>
          <table:table-cell table:style-name="Table1.B1" office:value-type="string">
            <text:p text:style-name="P19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4">Luz Engenharia Financeira</text:p>
            <text:p text:style-name="P31">Programmer</text:p>
            <text:p text:style-name="P15">São Paulo, SP (Out/1999 – Mar/2000)</text:p>
          </table:table-cell>
          <table:table-cell table:style-name="Table1.B1" office:value-type="string">
            <text:p text:style-name="P19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14">Laboratório de Sistemas</text:p>
            <text:p text:style-name="P13">Integráveis (LSI-EPUSP)</text:p>
            <text:p text:style-name="P31">System Administrator</text:p>
            <text:p text:style-name="P15">São Paulo, SP (Fev/1994 – Out/1999)</text:p>
          </table:table-cell>
          <table:table-cell table:style-name="Table1.B1" office:value-type="string">
            <text:p text:style-name="P19">The laboratory had a heterogeneous environment with a number of Unix flavours: Solaris, IRIX, Linux and AIX. I ended up as Systems Administrator responsible for the Computer Graphics group, working mostly with the IRIX and Linux platforms.</text:p>
            <text:p text:style-name="P18">Systems, Network &amp; Security Admin (June 1996 – October 1999)</text:p>
            <text:p text:style-name="P18">Unix Teacher – LSI courses (1997 – 1999)</text:p>
            <text:p text:style-name="P18">IRIX Teacher – partnership with Silicon Graphics Brazil (1997 – 1998)</text:p>
            <text:p text:style-name="P18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29" office:value-type="string">
            <text:p text:style-name="P8">Communities</text:p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29" office:value-type="string">
            <text:p text:style-name="P14">Sociedade de Usuários Java</text:p>
            <text:p text:style-name="P13">(SouJava)</text:p>
            <text:p text:style-name="P26"><text:a xlink:type="simple" xlink:href="http://www.soujava.org.br/"><text:span text:style-name="Internet_20_link"><text:span text:style-name="T1">http://www.soujava.org.br/</text:span></text:span></text:a></text:p>
            <text:p text:style-name="P15">São Paulo, SP (Out/1998 – Jul/2002)</text:p>
          </table:table-cell>
          <table:table-cell table:style-name="Table1.A1" office:value-type="string">
            <text:p text:style-name="P19">Organization</text:p>
            <text:p text:style-name="P19">Administration and support on events.</text:p>
            <text:p text:style-name="P18">Administration of the group server www.soujava.org.br</text:p>
          </table:table-cell>
        </table:table-row>
        <table:table-row table:style-name="Table1.1">
          <table:table-cell table:style-name="Table1.A29" office:value-type="string">
            <text:p text:style-name="P32">São Paulo Perl Mongers</text:p>
            <text:p text:style-name="P15"><text:a xlink:type="simple" xlink:href="http://sao-paulo.pm.org/">http://sao-paulo.pm.org/</text:a></text:p>
            <text:p text:style-name="P15">São Paulo, SP (May/2008 – to date)</text:p>
          </table:table-cell>
          <table:table-cell table:style-name="Table1.A1" office:value-type="string">
            <text:p text:style-name="P19">Leader of the group, starting May 2011.</text:p>
            <text:p text:style-name="P19">Active member of the mailing list</text:p>
            <text:p text:style-name="P19">Author of a number of Perl modules, at metacpan.org/author/RUSSOZ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1" office:value-type="string">
            <text:p text:style-name="P8">Certifications</text:p>
          </table:table-cell>
          <table:table-cell table:style-name="Table1.B1" office:value-type="string">
            <text:p text:style-name="P24">IBM Certified System Administrator – WAS ND 6.0</text:p>
            <text:p text:style-name="P33"><text:s text:c="2"/>on November, 29th 2005</text:p>
            <text:p text:style-name="P23">Application Dev. with IBM WebSphere Studio, V5.0</text:p>
            <text:p text:style-name="P27"><text:s text:c="2"/>on March, 18th 2004</text:p>
            <text:p text:style-name="P23">Sun Certified Web Component Dev. for J2EE 1.3</text:p>
            <text:p text:style-name="P29"><text:s text:c="2"/>on March, 19th 2004</text:p>
            <text:p text:style-name="P23">Sun Certified Java Programmer for Java 1.4</text:p>
            <text:p text:style-name="P29"><text:s text:c="2"/>on July, 31st 2003</text:p>
            <text:p text:style-name="P23">Linux Professional Institute Certification Level 2</text:p>
            <text:p text:style-name="P29"><text:s text:c="2"/>on June 30th 2003 (LPI000022682, 97fgfk3m5a)</text:p>
            <text:p text:style-name="P23">Linux Professional Institute Certification Level 1</text:p>
            <text:p text:style-name="P29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8">Education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11">Graduated</text:p>
            <text:p text:style-name="P11">Dec 2009</text:p>
          </table:table-cell>
          <table:table-cell table:style-name="Table1.B1" office:value-type="string">
            <text:p text:style-name="P24">Gestão de Negócios na Pequena e Média Empresa</text:p>
            <text:p text:style-name="P23">(Business Management in Small and Medium Enterprises)</text:p>
            <text:p text:style-name="P23">Universidade Anhembi-Morumbi</text:p>
            <text:p text:style-name="P23">São Paulo, SP</text:p>
          </table:table-cell>
        </table:table-row>
        <table:table-row table:style-name="Table1.1">
          <table:table-cell table:style-name="Table1.A1" office:value-type="string">
            <text:p text:style-name="P9">Not completed</text:p>
          </table:table-cell>
          <table:table-cell table:style-name="Table1.B1" office:value-type="string">
            <text:p text:style-name="P6">Ciência da Computação (BsC Computer Sciences)</text:p>
            <text:p text:style-name="P23">Instituto de Matemática e Estatística da USP</text:p>
            <text:p text:style-name="P23">São Paulo, SP</text:p>
          </table:table-cell>
        </table:table-row>
        <table:table-row table:style-name="Table1.1">
          <table:table-cell table:style-name="Table1.A1" office:value-type="string">
            <text:p text:style-name="P9">High School</text:p>
            <text:p text:style-name="P9">Dec 1992</text:p>
          </table:table-cell>
          <table:table-cell table:style-name="Table1.B1" office:value-type="string">
            <text:p text:style-name="P6">Colégio Marista de Brasília</text:p>
            <text:p text:style-name="P23">Brasília, DF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>https://github.com/russoz/CV</text:a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2-12-03T00:52:58</dc:date>
    <meta:editing-cycles>35</meta:editing-cycles>
    <meta:editing-duration>PT21H14M35S</meta:editing-duration>
    <meta:generator>LibreOffice/3.5$Linux_X86_64 LibreOffice_project/350m1$Build-2</meta:generator>
    <meta:document-statistic meta:table-count="1" meta:image-count="0" meta:object-count="0" meta:page-count="4" meta:paragraph-count="155" meta:word-count="986" meta:character-count="6762" meta:non-whitespace-character-count="5917"/>
    <meta:user-defined meta:name="Info 1"/>
    <meta:user-defined meta:name="Info 2"/>
    <meta:user-defined meta:name="Info 3"/>
    <meta:user-defined meta:name="Info 4"/>
  </office:meta>
</office:document-meta>
</file>